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rsid="00118031" officeooo:paragraph-rsid="00118031"/>
    </style:style>
    <style:style style:name="P2" style:family="paragraph" style:parent-style-name="Standard">
      <style:paragraph-properties fo:text-align="justify" style:justify-single-word="false"/>
      <style:text-properties fo:language="es" fo:country="ES" officeooo:rsid="00118031" officeooo:paragraph-rsid="00118031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128ea7" officeooo:paragraph-rsid="00128ea7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138d4d" officeooo:paragraph-rsid="00138d4d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167e5b" officeooo:paragraph-rsid="00167e5b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167e5b" officeooo:paragraph-rsid="001d551a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177490" officeooo:paragraph-rsid="00177490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rsid="00178ab4" officeooo:paragraph-rsid="00178ab4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184fb1" officeooo:paragraph-rsid="00184fb1"/>
    </style:style>
    <style:style style:name="P10" style:family="paragraph" style:parent-style-name="Standard">
      <style:paragraph-properties fo:text-align="start" style:justify-single-word="false"/>
      <style:text-properties fo:language="es" fo:country="ES" fo:font-weight="bold" officeooo:rsid="00179454" officeooo:paragraph-rsid="002be18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s" fo:country="ES" fo:font-weight="bold" officeooo:rsid="0013bcdf" officeooo:paragraph-rsid="002be18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s" fo:country="ES" fo:font-weight="bold" officeooo:rsid="00141c22" officeooo:paragraph-rsid="002be1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s" fo:country="ES" fo:font-weight="bold" officeooo:rsid="00145dd0" officeooo:paragraph-rsid="002be18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s" fo:country="ES" fo:font-weight="bold" officeooo:rsid="0016a37e" officeooo:paragraph-rsid="002be18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es" fo:country="ES" fo:font-weight="bold" officeooo:rsid="002f0421" officeooo:paragraph-rsid="002f042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s" fo:country="ES" fo:font-weight="bold" officeooo:rsid="002f0421" officeooo:paragraph-rsid="002f042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es" fo:country="ES" fo:font-weight="bold" officeooo:rsid="003291d8" officeooo:paragraph-rsid="003291d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s" fo:country="ES" fo:font-weight="bold" officeooo:rsid="003356f5" officeooo:paragraph-rsid="003356f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es" fo:country="ES" fo:font-weight="bold" officeooo:rsid="0033c559" officeooo:paragraph-rsid="0033c55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s" fo:country="ES" fo:font-weight="normal" officeooo:rsid="001f7b02" officeooo:paragraph-rsid="001f7b0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s" fo:country="ES" fo:font-weight="normal" officeooo:rsid="0013bcdf" officeooo:paragraph-rsid="002be18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s" fo:country="ES" fo:font-weight="normal" officeooo:rsid="00141c22" officeooo:paragraph-rsid="002be18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s" fo:country="ES" fo:font-weight="normal" officeooo:rsid="001525e7" officeooo:paragraph-rsid="002be18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s" fo:country="ES" fo:font-weight="normal" officeooo:rsid="0016a37e" officeooo:paragraph-rsid="002be18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s" fo:country="ES" fo:font-weight="normal" officeooo:rsid="00179454" officeooo:paragraph-rsid="002be18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s" fo:country="ES" fo:font-weight="normal" officeooo:rsid="002f0421" officeooo:paragraph-rsid="002f042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s" fo:country="ES" fo:font-weight="normal" officeooo:rsid="0030a101" officeooo:paragraph-rsid="0030a10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s" fo:country="ES" fo:font-weight="normal" officeooo:rsid="003291d8" officeooo:paragraph-rsid="003291d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s" fo:country="ES" fo:font-weight="normal" officeooo:rsid="003356f5" officeooo:paragraph-rsid="003356f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s" fo:country="ES" fo:font-weight="normal" officeooo:rsid="0033c559" officeooo:paragraph-rsid="0033c559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language="es" fo:country="ES" officeooo:rsid="0013bcdf" officeooo:paragraph-rsid="002be18a"/>
    </style:style>
    <style:style style:name="P32" style:family="paragraph" style:parent-style-name="Standard">
      <style:paragraph-properties fo:text-align="center" style:justify-single-word="false"/>
      <style:text-properties fo:font-size="36pt" fo:language="es" fo:country="ES" fo:font-weight="bold" officeooo:rsid="00118031" officeooo:paragraph-rsid="002cbfad" style:font-size-asian="36pt" style:font-weight-asian="bold" style:font-size-complex="3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36pt" fo:language="es" fo:country="ES" fo:font-weight="bold" officeooo:rsid="002cbfad" officeooo:paragraph-rsid="002cbfad" style:font-size-asian="36pt" style:font-weight-asian="bold" style:font-size-complex="3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0pt" fo:language="es" fo:country="ES" fo:font-weight="bold" officeooo:rsid="002cbfad" officeooo:paragraph-rsid="002cbfad" style:font-size-asian="8.75pt" style:font-weight-asian="bold" style:font-size-complex="10pt" style:font-weight-complex="bold"/>
    </style:style>
    <style:style style:name="P35" style:family="paragraph" style:parent-style-name="Standard">
      <style:paragraph-properties fo:text-align="end" style:justify-single-word="false"/>
      <style:text-properties fo:font-size="10pt" fo:language="es" fo:country="ES" fo:font-weight="normal" officeooo:rsid="002cbfad" officeooo:paragraph-rsid="002cbfad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0pt" fo:language="es" fo:country="ES" style:text-underline-style="none" fo:font-weight="bold" officeooo:rsid="002cbfad" officeooo:paragraph-rsid="002cbfad" style:font-size-asian="8.75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1f7b02" officeooo:paragraph-rsid="001f7b02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179454" officeooo:paragraph-rsid="002be18a" style:font-weight-asian="bold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1525e7" officeooo:paragraph-rsid="002be18a" style:font-weight-asian="bold" style:font-weight-complex="bold"/>
    </style:style>
    <style:style style:name="P40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2f0421" officeooo:paragraph-rsid="002f0421" style:font-weight-asian="bold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fo:language="es" fo:country="ES" officeooo:rsid="00118031" officeooo:paragraph-rsid="00118031"/>
    </style:style>
    <style:style style:name="P42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1f7b02" officeooo:paragraph-rsid="001f7b02" style:font-weight-asian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22b716" officeooo:paragraph-rsid="0022b716" style:font-weight-asian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28047f" officeooo:paragraph-rsid="0028047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es" fo:country="ES" fo:font-weight="normal" officeooo:rsid="002f0421" officeooo:paragraph-rsid="002f0421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language="es" fo:country="ES" fo:font-weight="normal" officeooo:rsid="003713fb" officeooo:paragraph-rsid="003713fb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37920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es" fo:country="ES" fo:font-weight="normal" officeooo:rsid="003291d8" officeooo:paragraph-rsid="003291d8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es" fo:country="ES" fo:font-weight="normal" officeooo:rsid="003356f5" officeooo:paragraph-rsid="003984c5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language="es" fo:country="ES" fo:font-weight="normal" officeooo:rsid="003984c5" officeooo:paragraph-rsid="003984c5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es" fo:country="ES" fo:font-weight="bold" officeooo:rsid="002f0421" officeooo:paragraph-rsid="002f0421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language="es" fo:country="ES" fo:font-weight="bold" officeooo:rsid="0037920d" officeooo:paragraph-rsid="0037920d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language="es" fo:country="ES" fo:font-weight="bold" officeooo:rsid="003291d8" officeooo:paragraph-rsid="003291d8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language="es" fo:country="ES" fo:font-weight="bold" officeooo:rsid="003356f5" officeooo:paragraph-rsid="003356f5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language="es" fo:country="ES" fo:font-weight="bold" officeooo:rsid="0033c559" officeooo:paragraph-rsid="0033c559" style:font-weight-asian="bold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3291d8" officeooo:paragraph-rsid="003291d8" style:font-weight-asian="bold" style:font-weight-complex="bold"/>
    </style:style>
    <style:style style:name="T1" style:family="text">
      <style:text-properties officeooo:rsid="00128ea7"/>
    </style:style>
    <style:style style:name="T2" style:family="text">
      <style:text-properties officeooo:rsid="00138d4d"/>
    </style:style>
    <style:style style:name="T3" style:family="text">
      <style:text-properties officeooo:rsid="00145685"/>
    </style:style>
    <style:style style:name="T4" style:family="text">
      <style:text-properties officeooo:rsid="0015572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559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15d80b"/>
    </style:style>
    <style:style style:name="T9" style:family="text">
      <style:text-properties officeooo:rsid="00177490"/>
    </style:style>
    <style:style style:name="T10" style:family="text">
      <style:text-properties officeooo:rsid="00178ab4"/>
    </style:style>
    <style:style style:name="T11" style:family="text">
      <style:text-properties officeooo:rsid="00186861"/>
    </style:style>
    <style:style style:name="T12" style:family="text">
      <style:text-properties officeooo:rsid="00190d56"/>
    </style:style>
    <style:style style:name="T13" style:family="text">
      <style:text-properties officeooo:rsid="001d8af4"/>
    </style:style>
    <style:style style:name="T14" style:family="text">
      <style:text-properties officeooo:rsid="001f7740"/>
    </style:style>
    <style:style style:name="T15" style:family="text">
      <style:text-properties officeooo:rsid="002353c0"/>
    </style:style>
    <style:style style:name="T16" style:family="text">
      <style:text-properties officeooo:rsid="0024ebff"/>
    </style:style>
    <style:style style:name="T17" style:family="text">
      <style:text-properties officeooo:rsid="002692d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41c22" style:font-weight-asian="normal" style:font-weight-complex="normal"/>
    </style:style>
    <style:style style:name="T20" style:family="text">
      <style:text-properties fo:font-weight="normal" officeooo:rsid="001525e7" style:font-weight-asian="normal" style:font-weight-complex="normal"/>
    </style:style>
    <style:style style:name="T21" style:family="text">
      <style:text-properties fo:font-weight="normal" officeooo:rsid="0016a37e" style:font-weight-asian="normal" style:font-weight-complex="normal"/>
    </style:style>
    <style:style style:name="T22" style:family="text">
      <style:text-properties fo:font-weight="normal" officeooo:rsid="00177490" style:font-weight-asian="normal" style:font-weight-complex="normal"/>
    </style:style>
    <style:style style:name="T23" style:family="text">
      <style:text-properties officeooo:rsid="00179454"/>
    </style:style>
    <style:style style:name="T24" style:family="text">
      <style:text-properties officeooo:rsid="001525e7"/>
    </style:style>
    <style:style style:name="T25" style:family="text">
      <style:text-properties officeooo:rsid="002be18a"/>
    </style:style>
    <style:style style:name="T26" style:family="text">
      <style:text-properties officeooo:rsid="0030a101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346485"/>
    </style:style>
    <style:style style:name="T29" style:family="text">
      <style:text-properties officeooo:rsid="003356f5"/>
    </style:style>
    <style:style style:name="T30" style:family="text">
      <style:text-properties officeooo:rsid="0037920d"/>
    </style:style>
    <style:style style:name="T31" style:family="text">
      <style:text-properties officeooo:rsid="003984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ROPUESTA P<text:span text:style-name="T1">RO</text:span>YECTO FINAL</text:p>
      <text:p text:style-name="P32"/>
      <text:p text:style-name="P32"/>
      <text:p text:style-name="P32"/>
      <text:p text:style-name="P32"/>
      <text:p text:style-name="P33">2º DAW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/>
      <text:p text:style-name="P34"/>
      <text:p text:style-name="P34"/>
      <text:p text:style-name="P35">Raúl Naranjo Abril</text:p>
      <text:p text:style-name="P41"/>
      <text:p text:style-name="P2"><text:span text:style-name="T5">Idea principal: </text:span>Web de empresa de incidencias técnicas.</text:p>
      <text:p text:style-name="P2"/>
      <text:p text:style-name="P3"><text:span text:style-name="T7">Introducción: </text:span>La web consistir<text:span text:style-name="T4">á</text:span> en <text:span text:style-name="T8">la </text:span>web de una empresa dedicada al mantenimiento / reparación / averías / incidencias… de todo tipo de sistemas electrónicos, electrodomésticos, así como placas solares etc.</text:p>
      <text:p text:style-name="P3"/>
      <text:p text:style-name="P3">La vista principal de la web no precisará de login, será visible para todos los usuarios y tendrán acceso a las vistas típicas de este tipo de webs ( Home con información de la empresa, About Us…), así como un formulario de contacto para contactar en caso de alguna incidencia en el que tendrá que rellenar diferentes <text:span text:style-name="T2">campos</text:span>, estos datos se enviarán por correo a<text:span text:style-name="T2">l empleado con el rol de gestor de incidencias, se almacenará una copia del ticket en la base de datos y se mandará un correo de confirmación al usuario (Para tener acceso al formulario de contacto, el usuario debe registrarse).</text:span></text:p>
      <text:p text:style-name="P3"/>
      <text:p text:style-name="P4">Por otra parte, la web contará con un servicio de login para empleados <text:span text:style-name="T10">y uno de registro para usuarios</text:span>, <text:span text:style-name="T3">habrá diferentes roles de empleados, cada tipo de empleado tendrá acceso a diferentes secciones.</text:span></text:p>
      <text:p text:style-name="P4"/>
      <text:p text:style-name="P5"><text:span text:style-name="T5">Rol de gestor de incidencias:</text:span> Tiene acceso a una vista específica en la web donde podrá redactar los tickets y asignarlos a un empleado, entre la información del ticket <text:span text:style-name="T10">se </text:span>establecerá un Estado, que en principio se asignará como ‘<text:span text:style-name="T9">A</text:span>signado’ (Posibilidad de que se le envía un correo al trabajador, avisándole de ello).</text:p>
      <text:p text:style-name="P5"/>
      <text:p text:style-name="P9">También tendrá acceso a una interfaz en la que podrá visualizar todos los tickets existentes en la base de datos, con la implementación de varios filtros para hacer su trabajo más dinámico, <text:span text:style-name="T11">así como modificarlos.</text:span></text:p>
      <text:p text:style-name="P5"/>
      <text:p text:style-name="P6"><text:span text:style-name="T5">Rol operario: </text:span>Tiene acceso a una vista de Tareas, donde aparecerá una lista de todos sus tickets activos, al hacer click en un ticket se mostrará en un desplegable o en otra vista el detalle del ticket, teniendo la posibilidad de cambiar su estado a ‘En curso’ , <text:span text:style-name="T9">“Pendiente externo”</text:span> o ‘Resuelto’, así como <text:span text:style-name="T9">dejar un comentario sobre el trabajo realizado. </text:span></text:p>
      <text:p text:style-name="P5"/>
      <text:p text:style-name="P7">Una vez cambiado el estado de la tarea , el usuario recibirá un correo <text:span text:style-name="T13">informándole del estado de su incidencia</text:span>, <text:span text:style-name="T12">el usuario también podrá visualizar sus tickets en una vista y una vez resueltos, podrá <text:s/>calificar la atención recibida por el empleado y un comentario, así como confirmar que la indicencia ha sido resuelta.</text:span></text:p>
      <text:p text:style-name="P7"/>
      <text:p text:style-name="P7">Existirá una vista disponible para todos los trabajadores log<text:span text:style-name="T10">u</text:span>eados en la que se mostrará un card <text:span text:style-name="T14">o una tabla</text:span> de cada trabajador con su calificación media de usuarios (Una especie de ranking de empleados).</text:p>
      <text:p text:style-name="P7"/>
      <text:p text:style-name="P8">También habrá un foro de discusiones, al que tendrán acceso usuarios registrados y empleados, donde tanto como los usuarios registrados como los empleados podrán crear temas y responder a los mismos y los empleados tendrán la capacidad de cerrar los temas.</text:p>
      <text:p text:style-name="P1"/>
      <text:p text:style-name="P37"><text:span text:style-name="T25">TECNOLOGÍAS</text:span> </text:p>
      <text:p text:style-name="P20"/>
      <text:list xml:id="list233336993" text:style-name="L1">
        <text:list-item>
          <text:p text:style-name="P42">Spring MVC 5.</text:p>
        </text:list-item>
        <text:list-item>
          <text:p text:style-name="P43">Angular.</text:p>
        </text:list-item>
        <text:list-item>
          <text:p text:style-name="P42">Spring Boot.</text:p>
        </text:list-item>
        <text:list-item>
          <text:p text:style-name="P42">Java 1.8.</text:p>
        </text:list-item>
        <text:list-item>
          <text:p text:style-name="P42">Hibernate.</text:p>
        </text:list-item>
        <text:list-item>
          <text:p text:style-name="P42"><text:span text:style-name="T15">Spring Data </text:span>JPA.</text:p>
        </text:list-item>
        <text:list-item>
          <text:p text:style-name="P42">JSP.</text:p>
        </text:list-item>
        <text:list-item>
          <text:p text:style-name="P42">Javascript.</text:p>
        </text:list-item>
        <text:list-item>
          <text:p text:style-name="P42">Bootstrap.</text:p>
        </text:list-item>
        <text:list-item>
          <text:p text:style-name="P42">CSS<text:span text:style-name="T16">3.</text:span></text:p>
        </text:list-item>
        <text:list-item>
          <text:p text:style-name="P42">H<text:span text:style-name="T16">TML5.</text:span></text:p>
        </text:list-item>
        <text:list-item>
          <text:p text:style-name="P42">Docker.</text:p>
        </text:list-item>
        <text:list-item>
          <text:p text:style-name="P44">Jenkins.</text:p>
        </text:list-item>
        <text:list-item>
          <text:p text:style-name="P42">Base de datos MySql.</text:p>
        </text:list-item>
        <text:list-item>
          <text:p text:style-name="P42">Servidor de aplicaciones Wildfly/J<text:span text:style-name="T17">B</text:span>oss.</text:p>
        </text:list-item>
      </text:list>
      <text:p text:style-name="P39">VISTAS / FUNCIONALIDAD</text:p>
      <text:p text:style-name="P31"/>
      <text:p text:style-name="P11"><text:span text:style-name="T23">Vista </text:span>Home page: <text:span text:style-name="T18">Será la vista principal de la web, no contiene una funcionalidad específica (Muestra contenido), se debe asegurar que todos los botones y enlaces de la misma funcionen correctamente redireccionando a las páginas correspondientes.</text:span></text:p>
      <text:p text:style-name="P21"/>
      <text:p text:style-name="P11"><text:span text:style-name="T23">Vista </text:span>Contact page: <text:span text:style-name="T18">Esta página recoge el formulario de contacto para reportar una incidencia, el formulario debe mostrar los mensajes de validación necesarios y al pulsar el botón de enviar debe mostrarse un mensaje de incidencia reportada o redireccionar a una página informativa, lo mismo en caso de error al enviar la incidencia.</text:span></text:p>
      <text:p text:style-name="P21"/>
      <text:p text:style-name="P11"><text:span text:style-name="T23">Vista </text:span>About Us: <text:span text:style-name="T18">Una página meramente informativa, en principio sin funcionalidad implementada, mostrando información relacionada con la empresa y su entorno ( Mapa, imágenes…). Comprobar el correcto funcionamiento de los enlaces y botones.</text:span></text:p>
      <text:p text:style-name="P21"/>
      <text:p text:style-name="P11"><text:span text:style-name="T23">Vista </text:span>Login: <text:span text:style-name="T18">Esta vista recogerá la funcionalidad de login de usuarios, deberá mostrar las debidas validaciones en el formulario de login y al hacer click en el botón de login, en caso de login correcto, se iniciará sesión y se conducirá al home, en caso de login incorrecto, se mostrará el fallo y se indicará que se vuelva a introducir los datos.</text:span></text:p>
      <text:p text:style-name="P21">El botón de registro te conducirá la vista de registro.</text:p>
      <text:p text:style-name="P21"/>
      <text:p text:style-name="P11"><text:span text:style-name="T23">Vista </text:span>Registro: <text:span text:style-name="T18">Esta vista contiene el formulario de registro, que habrá que rellenar, este debe mostrar las validaciones necesarias, </text:span><text:span text:style-name="T19">una vez rellenado, al pulsar el botón registrar, este debe mostrar un mensaje de éxito y reconducir al login o al home, en caso de error en el registro debe mostrar un mensaje con el error o llevar a una página de error.</text:span></text:p>
      <text:p text:style-name="P22"/>
      <text:p text:style-name="P12"><text:span text:style-name="T23">Vista </text:span>Vista Gestión Creación: <text:span text:style-name="T18">Esta vista solo puede ser accesible por un usuario con el rol de gestor, en ella se recoge un formulario para la creación y asignación de tickets, <text:s/>el formulario debe ser rellenado y mostrar las validaciones implantadas, los combos deben cargarse correctamente con la información de la base de datos ( Por ejemplo el combo de trabajador), al pulsar el botón de crear debe mostrar un mensaje/dirigir a una <text:s/>pagina de éxito o error.</text:span></text:p>
      <text:p text:style-name="P22"/>
      <text:p text:style-name="P13"><text:span text:style-name="T24">V</text:span>ista Gestión Admn: <text:span text:style-name="T20">Esta vista muestra al administrador las tareas almacenadas en la base de datos en formato de tabla, permiti</text:span><text:span text:style-name="T21">é</text:span><text:span text:style-name="T20">ndole borrarlas y modificar alguna información. Cuenta con una sección de filtros para agilizar su trabajo.</text:span></text:p>
      <text:p text:style-name="P23"/>
      <text:p text:style-name="P14"><text:span text:style-name="T24">V</text:span>ista Operario Tareas: <text:span text:style-name="T18">Aparecerá una lista de todos sus tickets activos, al hacer click en un ticket se mostrará en un desplegable o en otra vista el detalle del ticket, teniendo la posibilidad de cambiar su estado a ‘En curso’ , “Pendiente externo” o ‘Resuelto’, así como dejar un comentario sobre el trabajo realizado. </text:span></text:p>
      <text:p text:style-name="P24"/>
      <text:p text:style-name="P14">Vista Ranking Trabajadores: <text:s/><text:span text:style-name="T18">V</text:span><text:span text:style-name="T22">ista disponible para todos los trabajadores logueados en la que se mostrará un card o una tabla de cada trabajador con su calificación media de usuarios. </text:span><text:span text:style-name="T18">Será meramente informativo sin contar con otra funcionalidad específica.</text:span></text:p>
      <text:p text:style-name="P24"/>
      <text:p text:style-name="P14">Vista Usuarios Tickets Resueltos: <text:span text:style-name="T18">Podrá visualizar sus tickets en esta vista y una vez resueltos, podrá <text:s/>calificar la atención recibida por el empleado y un comentario, así como confirmar que la indicencia ha sido resuelta.</text:span></text:p>
      <text:p text:style-name="P24"/>
      <text:p text:style-name="P10">Vista Foro: <text:span text:style-name="T18">En esta vista se mostrarán los temas almacenados en la base de datos, haciendo click en cada uno de ellos se llevará a una vista con el detalle del mismo. Existe un botón en la vista ‘Crear nuevo tema’ que te redireccionará a la vista correspondiente para ello.</text:span></text:p>
      <text:p text:style-name="P38">Vista Nuevo Tema: <text:span text:style-name="T18">Esta vista es contenedora de un formulario en el que habrá que rellenar sus campos, mostrándose las respectivas validaciones y un botón enviar que mostrará un mensaje de error/éxito o llevará a una ventana con el mensaje correspondiente. El tema creado deberá estar disponible para su visibilidad en la vista foro.</text:span></text:p>
      <text:p text:style-name="P25"/>
      <text:p text:style-name="P10">Vista Foro Visualizar Tema: <text:span text:style-name="T18">Esta vista se mostrará al hacer click en algún tema en la vista foro, mostrará el contenido del tema formateado y un input text area para dejar un comentario, con un botón para ello, el comentario deberá aparecer inmediatamente después del contenido del tema.</text:span></text:p>
      <text:p text:style-name="P1"/>
      <text:p text:style-name="P1"/>
      <text:p text:style-name="P40">HISTORIAS DE USUARIO</text:p>
      <text:p text:style-name="P15"/>
      <text:p text:style-name="P16"/>
      <text:p text:style-name="P16"/>
      <text:p text:style-name="P16"/>
      <text:p text:style-name="P16">1. Inicio de sesión:</text:p>
      <text:p text:style-name="P26"/>
      <text:p text:style-name="P46">Usuario : Gestor, operario o cliente.</text:p>
      <text:p text:style-name="P46"/>
      <text:p text:style-name="P46">Descripción: Quiero logearme en la web.</text:p>
      <text:p text:style-name="P46"/>
      <text:p text:style-name="P46">Validación: Cualquier usuario registrado o trabajador con credenciales asignadas puede iniciar sesión en la web.</text:p>
      <text:p text:style-name="P26"/>
      <text:p text:style-name="P16">2. Registro:</text:p>
      <text:p text:style-name="P16"/>
      <text:p text:style-name="P46">Usuario: Cliente.</text:p>
      <text:p text:style-name="P46"/>
      <text:p text:style-name="P46">Descripción: Como usuario quiero registrarme en la web.</text:p>
      <text:p text:style-name="P46"/>
      <text:p text:style-name="P46">Validación: Cualquier usuario que navege por nuestra web puede registrarse en ella obteniendo credenciales de cliente.</text:p>
      <text:p text:style-name="P26"/>
      <text:p text:style-name="P16">3. Creación de tickets:</text:p>
      <text:p text:style-name="P16"/>
      <text:p text:style-name="P47">Usuario: Gestor.</text:p>
      <text:p text:style-name="P47"/>
      <text:p text:style-name="P47">Descripción: Como gestor, quiero crear y asignar tareas a los trabajadores.</text:p>
      <text:p text:style-name="P16"/>
      <text:p text:style-name="P52"><text:span text:style-name="T18">Validación: El usuario con rol de gestor tendrá acceso a la creación y asignación de tickets a través de una ventana habilitada específicamente para ello.</text:span></text:p>
      <text:p text:style-name="P26"/>
      <text:p text:style-name="P16">4. <text:span text:style-name="T26">Consulta</text:span> de tareas <text:span text:style-name="T26">gestor</text:span>:</text:p>
      <text:p text:style-name="P16"/>
      <text:p text:style-name="P47">Usuario: Gestor.</text:p>
      <text:p text:style-name="P47"/>
      <text:p text:style-name="P47">Descripción: Como usuario con rol de gestor quiero tener acceso a todas la tareas.</text:p>
      <text:p text:style-name="P47"/>
      <text:p text:style-name="P47">Vlidación: El usuario con rol de gestor tendrá acceso a una pestaña para la consulta de las tareas existentes en la bbdd, con potestad para su modificación o eliminación, a través de una pestaña habilitada específicamente para ello.</text:p>
      <text:p text:style-name="P26"/>
      <text:p text:style-name="P16">5. <text:span text:style-name="T26">Consulta de tareas operario:</text:span></text:p>
      <text:p text:style-name="P16"/>
      <text:p text:style-name="P47">Usuario: Operario.</text:p>
      <text:p text:style-name="P47"/>
      <text:p text:style-name="P47">Descripción: Como operario quiero consultar mis tareas activas.</text:p>
      <text:p text:style-name="P47"/>
      <text:p text:style-name="P47">Validación: El usuario con rol de operador tendrá acceso a una pestaña habilitada específficamente para ello para visualizar las tareas que tiene asignadas y podrá modificar su estado y añadir un comentario.</text:p>
      <text:p text:style-name="P17"/>
      <text:p text:style-name="P56">6. Consulta tickets usuarios:</text:p>
      <text:p text:style-name="P17"/>
      <text:p text:style-name="P47">Usuario: Cliente.</text:p>
      <text:p text:style-name="P47"/>
      <text:p text:style-name="P47">Descripción: Como cliente quiero consultar mis incidencias resueltas y evaluar el trato recibido.</text:p>
      <text:p text:style-name="P17"/>
      <text:p text:style-name="P28"><text:span text:style-name="T30">Validación: </text:span>Los clientes podrán consultar sus tickets resueltos y evaluar el trato recibido por parte del operario, será a través de una pestaña en la que se necesitará estar logeado.</text:p>
      <text:p text:style-name="P27"/>
      <text:p text:style-name="P17">7. Ranking de trabajadores:</text:p>
      <text:p text:style-name="P17"/>
      <text:p text:style-name="P47">Usuario: Gestor y operario.</text:p>
      <text:p text:style-name="P47"/>
      <text:p text:style-name="P47">Descripción: Como usuario con algún rol de trabajador de la empresa quiero consultar el ranking de empleados.</text:p>
      <text:p text:style-name="P28"/>
      <text:p text:style-name="P28"><text:span text:style-name="T30">Validación: </text:span>Los usuarios logeados con algún rol de trabajador tendrán acceso a esta pestaña donde se mostrará un ranking de los empleados por valoraciones de los clientes.</text:p>
      <text:p text:style-name="P28"/>
      <text:p text:style-name="P17">8. <text:span text:style-name="T29">Foro:</text:span></text:p>
      <text:p text:style-name="P17"/>
      <text:p text:style-name="P47">Usuario: Gestor, operario o cliente.</text:p>
      <text:p text:style-name="P28"/>
      <text:p text:style-name="P47">Descripción: Como usuario logeado en la web quiero tener acceso al foro.</text:p>
      <text:p text:style-name="P47"/>
      <text:p text:style-name="P29"><text:span text:style-name="T30">Validación: </text:span>Los usuarios tendrán acceso a un foro donde podrán navegar entre los diferentes temas creados por la comunidad, así como crear temas y comentar en temas para interactuar con la comunidad de clientes/trabajadores.</text:p>
      <text:p text:style-name="P29"/>
      <text:p text:style-name="P18">9. Contacto:</text:p>
      <text:p text:style-name="P18"/>
      <text:p text:style-name="P47">Usuario: Gestor, Operario, Cliente.</text:p>
      <text:p text:style-name="P47"/>
      <text:p text:style-name="P47">Descripción: Como usuario logeado en la web quiero tener acceso al formulario de contacto para reportar una indicencia.</text:p>
      <text:p text:style-name="P18"/>
      <text:p text:style-name="P49"><text:span text:style-name="T30">Validación: </text:span>Los usuarios registrados tendrán acceso a una pestaña de contacto en la que podrán crear un ticket sobre una incidencia que será almacenado en la base de datos.</text:p>
      <text:p text:style-name="P49"><text:span text:style-name="T6"/></text:p>
      <text:p text:style-name="P49"><text:span text:style-name="T6">10. Navegación básica:</text:span></text:p>
      <text:p text:style-name="P19"/>
      <text:p text:style-name="P50">Usuario: Innecesario.</text:p>
      <text:p text:style-name="P50"/>
      <text:p text:style-name="P50">Descripción: Como visitante de la web quiero consultar las pestañas de navegación básicas de la web.</text:p>
      <text:p text:style-name="P19"/>
      <text:p text:style-name="P30"><text:span text:style-name="T31">Validación: </text:span>Todos los internautas que entren en <text:span text:style-name="T27">nu</text:span><text:span text:style-name="T28">e</text:span><text:span text:style-name="T27">stra</text:span> web (ya sean usuarios logeados o no) tendrán acceso a unas pestañas de navegación básicas con distinta información sobre la empresa sin necesidad de logearse (Home page, about us...).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8:21:45.026334371</meta:creation-date>
    <dc:date>2020-03-16T16:28:24.690000000</dc:date>
    <meta:editing-duration>PT3H55M38S</meta:editing-duration>
    <meta:editing-cycles>30</meta:editing-cycles>
    <meta:generator>LibreOffice/6.2.3.2$Windows_X86_64 LibreOffice_project/aecc05fe267cc68dde00352a451aa867b3b546ac</meta:generator>
    <meta:document-statistic meta:table-count="0" meta:image-count="0" meta:object-count="0" meta:page-count="7" meta:paragraph-count="85" meta:word-count="1632" meta:character-count="10050" meta:non-whitespace-character-count="8509"/>
  </office:meta>
</office:document-meta>
</file>